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  <style:text-properties fo:font-variant="normal" fo:text-transform="none" fo:color="#6a737d" style:font-name="SFMono-Regular" fo:font-size="9.75pt" fo:letter-spacing="normal" fo:font-style="normal" fo:font-weight="normal"/>
    </style:style>
    <style:style style:name="P2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3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fo:letter-spacing="normal"/>
    </style:style>
    <style:style style:name="P4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6f42c1" style:font-name="SFMono-Regular" fo:font-size="9.75pt" fo:letter-spacing="normal" fo:font-style="normal" fo:font-weight="normal"/>
    </style:style>
    <style:style style:name="P5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</style:style>
    <style:style style:name="T1" style:family="text">
      <style:text-properties fo:color="#6a737d" style:font-name="SFMono-Regular" fo:font-size="9.75pt" fo:font-style="normal" fo:font-weight="normal"/>
    </style:style>
    <style:style style:name="T2" style:family="text">
      <style:text-properties fo:color="#d73a49"/>
    </style:style>
    <style:style style:name="T3" style:family="text">
      <style:text-properties fo:color="#d73a49" style:font-name="SFMono-Regular" fo:font-size="9.75pt" fo:font-style="normal" fo:font-weight="normal"/>
    </style:style>
    <style:style style:name="T4" style:family="text">
      <style:text-properties fo:color="#6f42c1"/>
    </style:style>
    <style:style style:name="T5" style:family="text">
      <style:text-properties fo:color="#6f42c1" style:font-name="SFMono-Regular" fo:font-size="9.75pt" fo:font-style="normal" fo:font-weight="normal"/>
    </style:style>
    <style:style style:name="T6" style:family="text">
      <style:text-properties style:font-name="SFMono-Regular" fo:font-size="9.75pt" fo:font-style="normal" fo:font-weight="normal"/>
    </style:style>
    <style:style style:name="T7" style:family="text">
      <style:text-properties fo:color="#032f62" style:font-name="SFMono-Regular" fo:font-size="9.75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Contents of https://alice.example.com/work-groups</text:p>
      <text:p text:style-name="P2"><text:span text:style-name="T2">@prefix</text:span> <text:s text:c="3"/>acl: <text:s text:c="3"/><text:span text:style-name="T4">&lt;http://www.w3.org/ns/auth/acl#&gt;</text:span>.</text:p>
      <text:p text:style-name="P2"><text:span text:style-name="T2">@prefix</text:span> <text:s/>vcard: <text:s/><text:span text:style-name="T4">&lt;http://www.w3.org/2006/vcard/ns#&gt;</text:span>.</text:p>
      <text:p text:style-name="P5"/>
      <text:p text:style-name="P2"><text:span text:style-name="T4">&lt;&gt;</text:span> <text:s/><text:span text:style-name="T2">a</text:span> <text:s/>acl:GroupListing.</text:p>
      <text:p text:style-name="P5"/>
      <text:p text:style-name="P4">&lt;#Accounting&gt;</text:p>
      <text:p text:style-name="P3"><text:s text:c="4"/><text:span text:style-name="T3">a</text:span><text:span text:style-name="T6"> <text:s text:c="23"/>vcard:Group;</text:span></text:p>
      <text:p text:style-name="P3"><text:s text:c="4"/><text:span text:style-name="T6">vcard:hasUID <text:s text:c="4"/></text:span><text:span text:style-name="T5">&lt;urn:uuid:8831CBAD-1111-2222-8563-F0F4787E5398:ABGroup&gt;</text:span><text:span text:style-name="T6">;</text:span></text:p>
      <text:p text:style-name="P3"><text:s text:c="4"/><text:span text:style-name="T6">dc:created <text:s text:c="8"/></text:span><text:span text:style-name="T7">"2013-09-11T07:18:19+0000"</text:span><text:span text:style-name="T3">^^xsd:dateTime</text:span><text:span text:style-name="T6">;</text:span></text:p>
      <text:p text:style-name="P3"><text:s text:c="4"/><text:span text:style-name="T6">dc:modified <text:s text:c="6"/></text:span><text:span text:style-name="T7">"2015-08-08T14:45:15+0000"</text:span><text:span text:style-name="T3">^^xsd:dateTime</text:span><text:span text:style-name="T6">;</text:span></text:p>
      <text:p text:style-name="P5"/>
      <text:p text:style-name="P3"><text:s text:c="4"/><text:span text:style-name="T1"># Accounting group members:</text:span></text:p>
      <text:p text:style-name="P3"><text:s text:c="4"/><text:span text:style-name="T6">vcard:hasMember <text:s/></text:span><text:span text:style-name="T5">&lt;https://bob.example.com/profile/card#me&gt;</text:span><text:span text:style-name="T6">;</text:span></text:p>
      <text:p text:style-name="P3"><text:s text:c="4"/><text:span text:style-name="T6">vcard:hasMember <text:s/></text:span><text:span text:style-name="T5">&lt;https://candice.example.com/profile/card#me&gt;</text:span><text:span text:style-name="T6">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5:01:23.852475522</meta:creation-date>
    <dc:date>2019-01-26T15:02:46.072744370</dc:date>
    <meta:editing-duration>PT1M22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30" meta:character-count="598" meta:non-whitespace-character-count="499"/>
  </office:meta>
</office:document-meta>
</file>